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89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2-obj-Заголовок-и-объект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Заголовок-и-объект" presentation:presentation-page-layout-name="AL1T18">
        <draw:frame draw:name="Заголовок 9" presentation:style-name="pr1" draw:text-style-name="P2" draw:layer="layout" svg:width="25.199cm" svg:height="3.506cm" svg:x="1.4cm" svg:y="0cm" presentation:class="title" presentation:user-transformed="true">
          <draw:text-box>
            <text:p text:style-name="P1"><text:span text:style-name="T1">What is Ansible for?</text:span></text:p>
          </draw:text-box>
        </draw:frame>
        <draw:frame draw:style-name="gr1" draw:text-style-name="P3" draw:layer="layout" svg:width="26.035cm" svg:height="15.539cm" svg:x="1.27cm" svg:y="3.68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2">Ansible serves as a configuration management tool</text:span></text:p>
              </text:list-item>
              <text:list-item>
                <text:p><text:span text:style-name="T2">It is utilized to oversee configurations on pre-deployed infrastructure</text:span></text:p>
              </text:list-item>
              <text:list-item>
                <text:p><text:span text:style-name="T2">In other words, it ensures that the current state of the managed asset aligns with the desired state defined by Ansible</text:span></text:p>
              </text:list-item>
              <text:list-item>
                <text:p><text:span text:style-name="T2">Comparable solutions include:</text:span></text:p>
                <text:list>
                  <text:list-item>
                    <text:p><text:span text:style-name="T2">Puppet</text:span></text:p>
                  </text:list-item>
                  <text:list-item>
                    <text:p><text:span text:style-name="T2">Chef</text:span></text:p>
                  </text:list-item>
                  <text:list-item>
                    <text:p><text:span text:style-name="T2">SaltStack</text:span></text:p>
                  </text:list-item>
                </text:list>
              </text:list-item>
              <text:list-item>
                <text:p><text:span text:style-name="T2">Ansible is distinct due to its design focus on ease of use</text:span></text:p>
                <text:p><text:span text:style-name="T2"/></text:p>
                <text:p><text:span text:style-name="T2">---</text:span></text:p>
              </text:list-item>
              <text:list-item>
                <text:p><text:span text:style-name="T2">Ansible is a DevOps tool</text:span></text:p>
              </text:list-item>
              <text:list-item>
                <text:p><text:span text:style-name="T2">It manages configuration as code</text:span></text:p>
              </text:list-item>
              <text:list-item>
                <text:p><text:span text:style-name="T2">To do so, YAML playbooks are typically used</text:span></text:p>
              </text:list-item>
              <text:list-item>
                <text:p><text:span text:style-name="T2">To guarantee consistency, the playbooks are often provided through G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cm" presentation:class="title" presentation:user-transformed="true">
          <draw:text-box>
            <text:p text:style-name="P1"><text:span text:style-name="T1">Ansible Control Node</text:span></text:p>
          </draw:text-box>
        </draw:frame>
        <draw:frame draw:style-name="gr1" draw:text-style-name="P3" draw:layer="layout" svg:width="26.035cm" svg:height="15.539cm" svg:x="1.27cm" svg:y="3.68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2">The control node is the system where Ansible is installed</text:span></text:p>
              </text:list-item>
              <text:list-item>
                <text:p><text:span text:style-name="T2">Ansible can be set up through various methods:</text:span></text:p>
                <text:list>
                  <text:list-item>
                    <text:p><text:span text:style-name="T2">Using distribution repositories to ensure the installation of the latest stable version</text:span></text:p>
                  </text:list-item>
                  <text:list-item>
                    <text:p><text:span text:style-name="T2">Utilizing the Python pip3 installer to obtain the newest version available</text:span></text:p>
                  </text:list-item>
                </text:list>
              </text:list-item>
              <text:list-item>
                <text:p><text:span text:style-name="T2">It is important to note that the newest version may not always be stable, making installation from repositories the recommended approach</text:span></text:p>
                <text:p><text:span text:style-name="T2"/></text:p>
                <text:p><text:span text:style-name="T2">For Rocky Linux:</text:span></text:p>
              </text:list-item>
              <text:list-item>
                <text:p><text:span text:style-name="T2">Ansible in Rocky placed in extra packages for enterprise linux, so initially...</text:span></text:p>
                <text:p><text:span text:style-name="T3">sudo dnf install epel-release</text:span></text:p>
              </text:list-item>
              <text:list-item>
                <text:p><text:span text:style-name="T3">sudo dnf install -y ansible</text:span></text:p>
              </text:list-item>
              <text:list-item>
                <text:p><text:span text:style-name="T3">ansible --version</text:span></text:p>
                <text:p><text:span text:style-name="T2"/></text:p>
                <text:p><text:span text:style-name="T2">For Fedora</text:span></text:p>
              </text:list-item>
              <text:list-item>
                <text:p><text:span text:style-name="T2">Installing pip...</text:span></text:p>
              </text:list-item>
              <text:list-item>
                <text:p><text:span text:style-name="T3">sudo dnf provides */pip</text:span></text:p>
              </text:list-item>
              <text:list-item>
                <text:p><text:span text:style-name="T3">sudo dnf install python3-pip</text:span></text:p>
              </text:list-item>
              <text:list-item>
                <text:p><text:span text:style-name="T3">sudo pip install ansible</text:span></text:p>
              </text:list-item>
              <text:list-item>
                <text:p><text:span text:style-name="T3">ansible --version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Arrowheads_20_5" draw:marker-end="Arrowheads_20_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false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Обычный_5f__5f_-background" style:display-name="Master2-Обычный__-background" style:family="presentation">
      <style:graphic-properties draw:stroke="none" draw:fill="solid" draw:fill-color="#ffffff" draw:opacity="100%"/>
      <style:text-properties style:letter-kerning="true"/>
    </style:style>
    <style:style style:name="Master2-Обычный_5f__5f_-backgroundobjects" style:display-name="Master2-Обычный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Обычный_5f__5f_-notes" style:display-name="Master2-Обычный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1" style:display-name="Master2-Обычный__-outline1" style:family="presentation">
      <style:graphic-properties draw:stroke="none" draw:fill="none" draw:auto-grow-height="false" draw:fit-to-size="false" style:shrink-to-fit="true">
        <text:list-style style:name="Master2-Обычный_5f__5f_-outline1" style:display-name="Master2-Обычный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2" style:display-name="Master2-Обычный__-outline2" style:family="presentation" style:parent-style-name="Master2-Обычный_5f__5f_-outline1">
      <style:paragraph-properties fo:margin-top="0.4cm" fo:margin-bottom="0cm"/>
      <style:text-properties fo:font-size="28pt" style:font-size-asian="28pt" style:font-size-complex="28pt"/>
    </style:style>
    <style:style style:name="Master2-Обычный_5f__5f_-outline3" style:display-name="Master2-Обычный__-outline3" style:family="presentation" style:parent-style-name="Master2-Обычный_5f__5f_-outline2">
      <style:paragraph-properties fo:margin-top="0.3cm" fo:margin-bottom="0cm"/>
      <style:text-properties fo:font-size="24pt" style:font-size-asian="24pt" style:font-size-complex="24pt"/>
    </style:style>
    <style:style style:name="Master2-Обычный_5f__5f_-outline4" style:display-name="Master2-Обычный__-outline4" style:family="presentation" style:parent-style-name="Master2-Обычный_5f__5f_-outline3">
      <style:paragraph-properties fo:margin-top="0.2cm" fo:margin-bottom="0cm"/>
      <style:text-properties fo:font-size="20pt" style:font-size-asian="20pt" style:font-size-complex="20pt"/>
    </style:style>
    <style:style style:name="Master2-Обычный_5f__5f_-outline5" style:display-name="Master2-Обычный__-outline5" style:family="presentation" style:parent-style-name="Master2-Обычный_5f__5f_-outline4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6" style:display-name="Master2-Обычный__-outline6" style:family="presentation" style:parent-style-name="Master2-Обычный_5f__5f_-outline5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7" style:display-name="Master2-Обычный__-outline7" style:family="presentation" style:parent-style-name="Master2-Обычный_5f__5f_-outline6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8" style:display-name="Master2-Обычный__-outline8" style:family="presentation" style:parent-style-name="Master2-Обычный_5f__5f_-outline7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9" style:display-name="Master2-Обычный__-outline9" style:family="presentation" style:parent-style-name="Master2-Обычный_5f__5f_-outline8">
      <style:paragraph-properties fo:margin-top="0.1cm" fo:margin-bottom="0cm"/>
      <style:text-properties fo:font-size="20pt" style:font-size-asian="20pt" style:font-size-complex="20pt"/>
    </style:style>
    <style:style style:name="Master2-Обычный_5f__5f_-subtitle" style:display-name="Master2-Обычный__-subtitle" style:family="presentation">
      <style:graphic-properties draw:stroke="none" draw:fill="none" draw:textarea-vertical-align="middle">
        <text:list-style style:name="Master2-Обычный_5f__5f_-subtitle" style:display-name="Master2-Обычный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title" style:display-name="Master2-Обычный__-title" style:family="presentation">
      <style:graphic-properties draw:stroke="none" draw:fill="none" draw:textarea-vertical-align="middle">
        <text:list-style style:name="Master2-Обычный_5f__5f_-title" style:display-name="Master2-Обычный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false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false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false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false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Обычный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Обычный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Обычный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1-title-Титульный-слайд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3-secHead-Заголовок-раздела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Layout3-secHead-Заголовок-раздела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Только-заголовок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10-vertTx-Заголовок-и-вертикальный-текс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11-vertTitleAndTx-Вертикальный-заголовок-и-текст-title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24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5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4.848cm" svg:height="11.136cm" svg:x="3.075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2-obj-Заголовок-и-объект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3" draw:layer="backgroundobjects" svg:width="6.297cm" svg:height="16.254cm" svg:x="20.302cm" svg:y="0.83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Обычный_5f__5f_" style:display-name="Master2-Обычный__" style:page-layout-name="PM1" draw:style-name="Mdp1">
      <presentation:notes style:page-layout-name="PM0">
        <draw:page-thumbnail draw:name="Образ слайда 1" presentation:style-name="Master2-Обычный_5f__5f_-title" draw:layer="backgroundobjects" svg:width="14.848cm" svg:height="11.136cm" svg:x="3.075cm" svg:y="2.257cm" presentation:class="page"/>
        <draw:frame draw:name="Заметки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frame draw:name="Заголовок 1" presentation:style-name="Mpr76" draw:text-style-name="MP3" draw:layer="backgroundobjects" svg:width="20.999cm" svg:height="7.311cm" svg:x="3.501cm" svg:y="3.435cm" presentation:class="title">
        <draw:text-box>
          <text:p text:style-name="MP11"><text:span text:style-name="MT14">Образец заголовка</text:span></text:p>
        </draw:text-box>
      </draw:frame>
      <draw:frame draw:name="Подзаголовок 2" presentation:style-name="Mpr77" draw:text-style-name="MP3" draw:layer="backgroundobjects" svg:width="20.999cm" svg:height="5.071cm" svg:x="3.501cm" svg:y="11.029cm" presentation:class="subtitle">
        <draw:text-box>
          <text:p text:style-name="MP12"><text:span text:style-name="MT3">Образец подзаголовка</text:span></text:p>
        </draw:text-box>
      </draw:frame>
      <presentation:notes style:page-layout-name="PM0">
        <draw:page-thumbnail draw:name="Образ слайда 1" presentation:style-name="Master2-Layout1-title-Титульный-слайд-title" draw:layer="backgroundobjects" svg:width="14.848cm" svg:height="11.136cm" svg:x="3.075cm" svg:y="2.257cm" presentation:class="page"/>
        <draw:frame draw:name="Заметки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frame draw:name="Заголовок 1" presentation:style-name="Mpr81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81" draw:text-style-name="MP3" draw:layer="backgroundobjects" svg:width="24.148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2-obj-Заголовок-и-объект-title" draw:layer="backgroundobjects" svg:width="14.848cm" svg:height="11.136cm" svg:x="3.075cm" svg:y="2.257cm" presentation:class="page"/>
        <draw:frame draw:name="Заметки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frame draw:name="Заголовок 1" presentation:style-name="Mpr85" draw:text-style-name="MP3" draw:layer="backgroundobjects" svg:width="24.152cm" svg:height="8.736cm" svg:x="1.909cm" svg:y="5.234cm" presentation:class="title">
        <draw:text-box>
          <text:p text:style-name="MP13"><text:span text:style-name="MT14">Образец заголовка</text:span></text:p>
        </draw:text-box>
      </draw:frame>
      <draw:frame draw:name="Текст 2" presentation:style-name="Mpr86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5"><text:span text:style-name="MT16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3-secHead-Заголовок-раздела-title" draw:layer="backgroundobjects" svg:width="14.848cm" svg:height="11.136cm" svg:x="3.075cm" svg:y="2.257cm" presentation:class="page"/>
        <draw:frame draw:name="Заметки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frame draw:name="Заголовок 1" presentation:style-name="Mpr90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90" draw:text-style-name="MP3" draw:layer="backgroundobjects" svg:width="11.862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90" draw:text-style-name="MP3" draw:layer="backgroundobjects" svg:width="11.862cm" svg:height="13.322cm" svg:x="14.213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4-twoObj-Два-объекта-title" draw:layer="backgroundobjects" svg:width="14.848cm" svg:height="11.136cm" svg:x="3.075cm" svg:y="2.257cm" presentation:class="page"/>
        <draw:frame draw:name="Заметки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frame draw:name="Заголовок 1" presentation:style-name="Mpr94" draw:text-style-name="MP3" draw:layer="backgroundobjects" svg:width="24.152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Текст 2" presentation:style-name="Mpr95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3" presentation:style-name="Mpr94" draw:text-style-name="MP3" draw:layer="backgroundobjects" svg:width="11.849cm" svg:height="11.284cm" svg:x="1.92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95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5" presentation:style-name="Mpr94" draw:text-style-name="MP3" draw:layer="backgroundobjects" svg:width="11.902cm" svg:height="11.284cm" svg:x="14.17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5-twoTxTwoObj-Сравнение-title" draw:layer="backgroundobjects" svg:width="14.848cm" svg:height="11.136cm" svg:x="3.075cm" svg:y="2.257cm" presentation:class="page"/>
        <draw:frame draw:name="Заметки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frame draw:name="Заголовок 1" presentation:style-name="Mpr99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presentation:notes style:page-layout-name="PM0">
        <draw:page-thumbnail draw:name="Образ слайда 1" presentation:style-name="Master2-Layout6-titleOnly-Только-заголовок-title" draw:layer="backgroundobjects" svg:width="14.848cm" svg:height="11.136cm" svg:x="3.075cm" svg:y="2.257cm" presentation:class="page"/>
        <draw:frame draw:name="Заметки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presentation:notes style:page-layout-name="PM0">
        <draw:page-thumbnail draw:name="Образ слайда 1" presentation:style-name="Master2-Layout7-blank-Пустой-слайд-title" draw:layer="backgroundobjects" svg:width="14.848cm" svg:height="11.136cm" svg:x="3.075cm" svg:y="2.257cm" presentation:class="page"/>
        <draw:frame draw:name="Заметки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frame draw:name="Заголовок 1" presentation:style-name="Mpr106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Объект 2" presentation:style-name="Mpr107" draw:text-style-name="MP3" draw:layer="backgroundobjects" svg:width="14.173cm" svg:height="14.923cm" svg:x="11.906cm" svg:y="3.025cm" presentation:class="title">
        <draw:text-box>
          <text:list text:style-name="ML4">
            <text:list-item>
              <text:p text:style-name="MP14"><text:span text:style-name="MT19">Образец текста</text:span></text:p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0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8-objTx-Объект-с-подписью-title" draw:layer="backgroundobjects" svg:width="14.848cm" svg:height="11.136cm" svg:x="3.075cm" svg:y="2.257cm" presentation:class="page"/>
        <draw:frame draw:name="Заметки 2" presentation:style-name="Mpr1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frame draw:name="Заголовок 1" presentation:style-name="Mpr112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Рисунок 2" presentation:style-name="Mpr113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114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9-picTx-Рисунок-с-подписью-title" draw:layer="backgroundobjects" svg:width="14.848cm" svg:height="11.136cm" svg:x="3.075cm" svg:y="2.257cm" presentation:class="page"/>
        <draw:frame draw:name="Заметки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frame draw:name="Заголовок 1" presentation:style-name="Mpr118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19" draw:text-style-name="MP3" draw:layer="backgroundobjects" svg:width="24.148cm" svg:height="13.322cm" svg:x="1.927cm" svg:y="5.59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frame draw:name="Вертикальный заголовок 1" presentation:style-name="Mpr123" draw:text-style-name="MP3" draw:layer="backgroundobjects" svg:width="6.037cm" svg:height="17.793cm" svg:x="20.038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24" draw:text-style-name="MP3" draw:layer="backgroundobjects" svg:width="17.687cm" svg:height="17.793cm" svg:x="1.927cm" svg:y="1.1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title>The Purpose of DevOps</dc:title>
    <meta:creation-date>2017-02-15T22:03:08Z</meta:creation-date>
    <dc:date>2024-07-14T13:40:26.205000000</dc:date>
    <meta:editing-cycles>148</meta:editing-cycles>
    <meta:editing-duration>P36DT16H10M45S</meta:editing-duration>
    <meta:document-statistic meta:object-count="251"/>
  </office:meta>
</office:document-meta>
</file>